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, Arial"/>
    <style:font-face style:name="Helvetica" svg:font-family="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Text_20_body">
      <loext:graphic-properties draw:fill="solid" draw:fill-color="#fffffe" draw:opacity="100%"/>
      <style:paragraph-properties fo:margin-left="0cm" fo:margin-right="0cm" fo:margin-top="0cm" fo:margin-bottom="0.265cm" loext:contextual-spacing="false" style:line-height-at-least="0.423cm" fo:orphans="2" fo:widows="2" fo:text-indent="0cm" style:auto-text-indent="false" fo:background-color="#fffffe" fo:padding="0cm" fo:border="none"/>
      <style:text-properties fo:font-variant="normal" fo:text-transform="none" fo:color="#000000" style:font-name="Calibri" fo:font-size="10.5pt" fo:letter-spacing="normal" fo:font-style="normal" fo:font-weight="normal"/>
    </style:style>
    <style:style style:name="P3" style:family="paragraph" style:parent-style-name="Heading_20_1">
      <style:text-properties fo:font-variant="normal" fo:text-transform="none" fo:color="#000000" style:font-name="Calibri" fo:font-size="13.5pt" fo:letter-spacing="normal" fo:font-style="normal"/>
    </style:style>
    <style:style style:name="P4" style:family="paragraph">
      <style:paragraph-properties fo:margin-left="0cm" fo:margin-right="0cm" fo:margin-top="0cm" fo:margin-bottom="0.265cm" style:line-height-at-least="0.423cm" fo:text-indent="0cm"/>
      <style:text-properties fo:color="#000000" style:font-name="Helvetica1" fo:font-size="10.5pt" style:font-name-complex="Helvetica1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ce181e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lv" fo:country="LV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a xlink:type="simple" xlink:href="file:///C:/Users/Dainars/Documents/rockingsoccer/Valsts%20izlase:%20Spēles%20analīze" text:style-name="Internet_20_link" text:visited-style-name="Visited_20_Internet_20_Link">https://rockingsoccer.com/lv/futbols/help/home/category-14/article-57</text:a></text:h>
      <text:h text:style-name="P3" text:outline-level="1">Valsts izlase: Spēles analīze</text:h>
      <text:p text:style-name="P2"><office:annotation office:name="__Annotation__1_976993925"><dc:creator>Nezināms autors</dc:creator><dc:date>2018-11-11T11:00:46.043000000</dc:date><text:p text:style-name="P4"><text:span text:style-name="T2">Valsts</text:span></text:p></office:annotation><text:span text:style-name="T1">Valtst</text:span><office:annotation-end office:name="__Annotation__1_976993925"/> izlases menedžeri arī var analizēt spēles, <office:annotation office:name="__Annotation__5_976993925"><dc:creator>Nezināms autors</dc:creator><dc:date>2018-11-11T11:01:56.147000000</dc:date><text:p text:style-name="P5"><text:span text:style-name="T2">komats</text:span></text:p></office:annotation><text:span text:style-name="T1">bet tā</text:span><office:annotation-end office:name="__Annotation__5_976993925"/> kā izlasēm nav skautu biroja, tad ir <office:annotation office:name="__Annotation__4_976993925"><dc:creator>Nezināms autors</dc:creator><dc:date>2018-11-11T11:01:33.884000000</dc:date><text:p text:style-name="P4"><text:span text:style-name="T2">pieejamas</text:span></text:p></office:annotation><text:span text:style-name="T1">pieejmas</text:span><office:annotation-end office:name="__Annotation__4_976993925"/> 10 spēles analīze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, Arial"/>
    <style:font-face style:name="Helvetica" svg:font-family="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lv" fo:country="LV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v" fo:country="LV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0:58:13.747000000</meta:creation-date>
    <dc:date>2018-11-11T11:04:29.632000000</dc:date>
    <meta:editing-duration>PT6M16S</meta:editing-duration>
    <meta:editing-cycles>1</meta:editing-cycles>
    <meta:generator>LibreOffice/6.0.2.1$Windows_X86_64 LibreOffice_project/f7f06a8f319e4b62f9bc5095aa112a65d2f3ac89</meta:generator>
    <meta:document-statistic meta:table-count="0" meta:image-count="0" meta:object-count="0" meta:page-count="1" meta:paragraph-count="3" meta:word-count="25" meta:character-count="220" meta:non-whitespace-character-count="198"/>
  </office:meta>
</office:document-meta>
</file>